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14fb" officeooo:paragraph-rsid="000214fb"/>
    </style:style>
    <style:style style:name="P2" style:family="paragraph" style:parent-style-name="Standard">
      <style:text-properties officeooo:rsid="0003de96" officeooo:paragraph-rsid="0003de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1.8.2022</text:p>
      <text:p text:style-name="P1">Today was the first lesson of BiLi for this year </text:p>
      <text:p text:style-name="P1">teachers introduced themselves</text:p>
      <text:p text:style-name="P1">pretty interesting so far, did some organization stuff and a small acting exercise </text:p>
      <text:p text:style-name="P1">read some possible texts for adapting to plays</text:p>
      <text:p text:style-name="P1">found “The Example” pretty interesting</text:p>
      <text:p text:style-name="P2">I’m not that great at writing Journals, so these points are all for no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4:17:17.923278249</meta:creation-date>
    <dc:date>2022-08-31T14:24:08.820609985</dc:date>
    <meta:editing-duration>PT6M52S</meta:editing-duration>
    <meta:editing-cycles>2</meta:editing-cycles>
    <meta:generator>LibreOffice/7.4.0.3$Linux_X86_64 LibreOffice_project/40$Build-3</meta:generator>
    <meta:document-statistic meta:table-count="0" meta:image-count="0" meta:object-count="0" meta:page-count="1" meta:paragraph-count="7" meta:word-count="54" meta:character-count="326" meta:non-whitespace-character-count="277"/>
  </office:meta>
</office:document-meta>
</file>